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 style:parent-style-name="Headline_20_1">
      <style:text-properties fo:language="fr" fo:country="FR"/>
    </style:style>
    <style:style style:name="P2" style:family="paragraph" style:parent-style-name="Absatz_20_französ._20_mit_20_Initial">
      <style:text-properties fo:language="fr" fo:country="FR"/>
    </style:style>
    <style:style style:name="T1" style:family="text">
      <style:text-properties fo:font-size="16pt"/>
    </style:style>
    <style:style style:name="T2" style:family="text">
      <style:text-properties fo:color="#0000ff" fo:font-size="16pt"/>
    </style:style>
    <style:style style:name="T3" style:family="text">
      <style:text-properties fo:color="#ff0000" fo:font-size="16pt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Français (Baguette) - 33</text:h>
      <text:p text:style-name="P2">L<text:span text:style-name="T1">a version complète du journal Le Monde à laquelle vous allez pouvoir accéder est en vente au prix de 7 francs français. </text:span><text:span text:style-name="T2">Disponible</text:span><text:span text:style-name="T1"> en principe à partir de 17 </text:span><text:span text:style-name="T3">heues</text:span><text:span text:style-name="T1"> chaque jour (sauf le dimanche), elle est conçue pour être lue avec un navigateur récent, acceptant les cadres ("frames"). Si votre navigateur n'a pas </text:span><text:span text:style-name="T3">cete</text:span><text:span text:style-name="T1"> faculté, mieux vaut télécharger un tel </text:span><text:span text:style-name="T2">navigateur</text:span><text:span text:style-name="T1">, que plusieurs sociétés de logiciels offrent sans frais. Vous pourrez lire gratuitement les textes de la "Une" du </text:span><text:span text:style-name="T2">journal</text:span><text:span text:style-name="T1">, les textes introductifs de </text:span><text:span text:style-name="T2">chaque</text:span><text:span text:style-name="T1"> "séquence" (International, France, etc.) et les titres de tous les articles, classés par séquences et par pages. Pour accéder aux articles complets, il vous faudra installer un logiciel de paiement, en suivant les </text:span><text:span text:style-name="T3">procdures</text:span><text:span text:style-name="T1"> expliquées dans l'aide, accessible à partir du "?" en haut à gauche de votre écran. Ce logiciel vous permettra d'acheter le journal. L'achat ou la </text:span><text:span text:style-name="T2">consultation</text:span><text:span text:style-name="T1"> du journal en ligne se font au titre d'un usage strictement personnel. En cliquant sur le lien situé en bas de cette page, VOUS RECONNAISSEZ AVOIR PRIS CONNAISSANCE DE LA </text:span><text:span text:style-name="T3">LICECE</text:span><text:span text:style-name="T1"> DE DROITS D'USAGE, EN ACCEPTER ET EN RESPECTER LES DISPOSITIONS. Nous vous </text:span><text:span text:style-name="T2">invitons</text:span><text:span text:style-name="T1"> à LIRE LA LICENC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de" fo:country="DE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bsatz_20_Normal" style:display-name="Absatz Normal" style:family="paragraph" style:parent-style-name="Standard">
      <style:paragraph-properties fo:margin-top="0.199cm" fo:margin-bottom="0.199cm" fo:text-align="justify" style:justify-single-word="false" fo:orphans="2" fo:widows="2" fo:hyphenation-ladder-count="2"/>
      <style:text-properties style:letter-kerning="true" fo:hyphenate="true" fo:hyphenation-remain-char-count="2" fo:hyphenation-push-char-count="2"/>
    </style:style>
    <style:style style:name="Absatz_20_mit_20_Initial" style:display-name="Absatz mit Initial" style:family="paragraph" style:parent-style-name="Absatz_20_Normal" style:next-style-name="Absatz_20_EInzug_20_erste_20_Zeile">
      <style:paragraph-properties>
        <style:drop-cap style:lines="3"/>
      </style:paragraph-properties>
    </style:style>
    <style:style style:name="Absatz_20_EInzug_20_erste_20_Zeile" style:display-name="Absatz EInzug erste Zeile" style:family="paragraph" style:parent-style-name="Absatz_20_Normal">
      <style:paragraph-properties fo:margin-left="0cm" fo:margin-right="0cm" fo:text-indent="0.499cm" style:auto-text-indent="false"/>
    </style:style>
    <style:style style:name="Absatz_20_französ._20_mit_20_Initial" style:display-name="Absatz französ. mit Initial" style:family="paragraph" style:parent-style-name="Absatz_20_mit_20_Initial">
      <style:text-properties fo:language="fr" fo:country="FR"/>
    </style:style>
    <style:style style:name="Headline" style:family="paragraph" style:parent-style-name="Standard" style:next-style-name="Standard">
      <style:paragraph-properties fo:margin-top="0.499cm" fo:margin-bottom="0.349cm" fo:keep-with-next="always"/>
      <style:text-properties style:font-name="Arial" fo:font-size="22pt" fo:text-shadow="1pt 1pt" fo:font-weight="bold"/>
    </style:style>
    <style:style style:name="Headline_20_1" style:display-name="Headline 1" style:family="paragraph" style:parent-style-name="Headline" style:next-style-name="Absatz_20_mit_20_Initial" style:default-outline-level="1">
      <style:text-properties fo:font-size="20pt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3$Build-8986</meta:generator>
    <meta:initial-creator>Helge Delfs</meta:initial-creator>
    <meta:creation-date>2000-02-25T11:26:31</meta:creation-date>
    <dc:creator> </dc:creator>
    <dc:date>2000-04-05T09:42:32</dc:date>
    <dc:language>de-DE</dc:language>
    <meta:editing-cycles>3</meta:editing-cycles>
    <meta:editing-duration>PT7M55S</meta:editing-duration>
    <meta:user-defined meta:name="Info 0"/>
    <meta:user-defined meta:name="Info 1"/>
    <meta:user-defined meta:name="Info 2"/>
    <meta:user-defined meta:name="Info 3"/>
    <meta:document-statistic meta:table-count="0" meta:image-count="0" meta:object-count="0" meta:page-count="1" meta:paragraph-count="2" meta:word-count="196" meta:character-count="1216"/>
  </office:meta>
</office:document-meta>
</file>